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Normal" style:family="paragraph">
      <style:paragraph-properties fo:text-align="center"/>
    </style:style>
    <style:style style:name="T3"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 style:parent-style-name="Normal" style:family="paragraph">
      <style:text-properties fo:font-size="12pt" style:font-size-asian="12pt" style:font-size-complex="12pt"/>
    </style:style>
    <style:style style:name="P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 style:parent-style-name="Normal" style:family="paragraph">
      <style:text-properties fo:font-size="16pt" style:font-size-asian="16pt" style:font-size-complex="16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 style:parent-style-name="Paragraphedeliste" style:list-style-name="LFO1" style:family="paragraph">
      <style:text-properties fo:font-size="12pt" style:font-size-asian="12pt" style:font-size-complex="12pt"/>
    </style:style>
    <style:style style:name="P12" style:parent-style-name="Paragraphedeliste" style:list-style-name="LFO1" style:family="paragraph">
      <style:text-properties fo:font-size="12pt" style:font-size-asian="12pt" style:font-size-complex="12pt"/>
    </style:style>
    <style:style style:name="P13" style:parent-style-name="Paragraphedeliste" style:list-style-name="LFO1" style:family="paragraph">
      <style:text-properties fo:font-size="12pt" style:font-size-asian="12pt" style:font-size-complex="12pt"/>
    </style:style>
    <style:style style:name="P14" style:parent-style-name="Paragraphedeliste" style:list-style-name="LFO1" style:family="paragraph"/>
    <style:style style:name="T15" style:parent-style-name="Policepardéfaut" style:family="text">
      <style:text-properties fo:font-size="12pt" style:font-size-asian="12pt" style:font-size-complex="12pt"/>
    </style:style>
    <style:style style:name="T16" style:parent-style-name="Policepardéfaut" style:family="text">
      <style:text-properties fo:font-size="12pt" style:font-size-asian="12pt" style:font-size-complex="12pt"/>
    </style:style>
    <style:style style:name="T17" style:parent-style-name="Policepardéfaut" style:family="text">
      <style:text-properties fo:font-size="12pt" style:font-size-asian="12pt" style:font-size-complex="12pt"/>
    </style:style>
    <style:style style:name="T18"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9" style:parent-style-name="Paragraphedeliste" style:list-style-name="LFO1" style:family="paragraph"/>
    <style:style style:name="T20" style:parent-style-name="Policepardéfaut" style:family="text">
      <style:text-properties fo:font-size="12pt" style:font-size-asian="12pt" style:font-size-complex="12pt"/>
    </style:style>
    <style:style style:name="T21" style:parent-style-name="Policepardéfaut" style:family="text">
      <style:text-properties fo:font-size="12pt" style:font-size-asian="12pt" style:font-size-complex="12pt"/>
    </style:style>
    <style:style style:name="T22" style:parent-style-name="Policepardéfaut" style:family="text">
      <style:text-properties fo:font-size="12pt" style:font-size-asian="12pt" style:font-size-complex="12pt"/>
    </style:style>
    <style:style style:name="T23"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4" style:parent-style-name="Policepardéfaut" style:family="text">
      <style:text-properties fo:font-size="12pt" style:font-size-asian="12pt" style:font-size-complex="12pt"/>
    </style:style>
    <style:style style:name="P25" style:parent-style-name="Paragraphedeliste" style:list-style-name="LFO1" style:family="paragraph"/>
    <style:style style:name="T26" style:parent-style-name="Policepardéfaut" style:family="text">
      <style:text-properties fo:font-size="12pt" style:font-size-asian="12pt" style:font-size-complex="12pt"/>
    </style:style>
    <style:style style:name="T27"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8" style:parent-style-name="Policepardéfaut" style:family="text">
      <style:text-properties fo:font-size="12pt" style:font-size-asian="12pt" style:font-size-complex="12pt"/>
    </style:style>
    <style:style style:name="P29" style:parent-style-name="Paragraphedeliste" style:list-style-name="LFO1" style:family="paragraph"/>
    <style:style style:name="T30" style:parent-style-name="Policepardéfaut" style:family="text">
      <style:text-properties fo:font-size="12pt" style:font-size-asian="12pt" style:font-size-complex="12pt"/>
    </style:style>
    <style:style style:name="T31"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2" style:parent-style-name="Policepardéfaut" style:family="text">
      <style:text-properties fo:font-size="12pt" style:font-size-asian="12pt" style:font-size-complex="12pt"/>
    </style:style>
    <style:style style:name="T33"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4" style:parent-style-name="Paragraphedeliste" style:list-style-name="LFO1" style:family="paragraph"/>
    <style:style style:name="T35" style:parent-style-name="Policepardéfaut" style:family="text">
      <style:text-properties fo:font-size="12pt" style:font-size-asian="12pt" style:font-size-complex="12pt"/>
    </style:style>
  </office:automatic-styles>
  <office:body>
    <office:text text:use-soft-page-breaks="true">
      <text:p text:style-name="P1">Résumé du projet</text:p>
      <text:p text:style-name="P2"><text:span text:style-name="T3">Titre : Développeur web et web mobile (CCP Front-end)</text:span></text:p>
      <text:p text:style-name="P4"/>
      <text:p text:style-name="P5">Contexte du projet :</text:p>
      <text:p text:style-name="P6"/>
      <text:p text:style-name="P7">J’ai réalisé mon stage au sein d’une entreprise indépendante d’où notre tuteur et aussi employeur de l’entreprise est spécialisé dans intégrateur web.</text:p>
      <text:p text:style-name="P8">Mon objectif qui a été fixer par mon tuteur était de créer une application comptable pour lui, mais également pour toutes les entreprises partenaires et particulier souhaitant ses services pour leurs sites web. Ceci sera plus facile à gérer facture et devis de son entreprise.</text:p>
      <text:p text:style-name="P9">Pour ma part, je me suis occupé de la partie Front-end (partie que l’utilisateur voit sur le web).<text:s/></text:p>
      <text:p text:style-name="P10">Plusieurs objectifs :</text:p>
      <text:list text:style-name="LFO1" text:continue-numbering="true">
        <text:list-item>
          <text:p text:style-name="P11">Création d’un formulaire d’inscription pour les clients et partenaires de l’entreprise. L’utilisateur si professionnel devra renseigner en plus son numéro de SIRET dans le formulaire d’inscription.</text:p>
        </text:list-item>
        <text:list-item>
          <text:p text:style-name="P12">Informations obligatoires à renseigner (Nom, prénom, pays, adresse, code postal, mail, mot de passe, confirmer mot de passe, numéro de téléphone).</text:p>
        </text:list-item>
        <text:list-item>
          <text:p text:style-name="P13">Création d’un formulaire de connexion pour ces mêmes personnes.</text:p>
        </text:list-item>
        <text:list-item>
          <text:p text:style-name="P14"><text:span text:style-name="T15">La partie sécurité des formulaires se sont réalisé</text:span><text:span text:style-name="T16">e</text:span><text:span text:style-name="T17">s grâce au<text:s/></text:span><text:span text:style-name="T18">JavaScript.</text:span></text:p>
        </text:list-item>
        <text:list-item>
          <text:p text:style-name="P19"><text:span text:style-name="T20">Les parties esthétiques ont été effectué</text:span><text:span text:style-name="T21">e</text:span><text:span text:style-name="T22">s par du<text:s/></text:span><text:span text:style-name="T23">CSS<text:s/></text:span><text:span text:style-name="T24">en mode Bootstrap (solution en général tout fait sur le net, et à modifier à notre convenance dans les codes).<text:s/></text:span></text:p>
        </text:list-item>
        <text:list-item>
          <text:p text:style-name="P25"><text:span text:style-name="T26">Pour le<text:s/></text:span><text:span text:style-name="T27">html<text:s/></text:span><text:span text:style-name="T28">la même chose.</text:span></text:p>
        </text:list-item>
        <text:list-item>
          <text:p text:style-name="P29"><text:span text:style-name="T30">Création d’un menu profil administrateur pour notre entreprise (ici le menu administrateur ainsi que celui des clients a été créé par un Bootstrap en mode Dropdown (une Nav barre déjà toute faites trouver sur le net et à modifier à notre convenance par la suite. En modifiant les codes du<text:s/></text:span><text:span text:style-name="T31">CSS</text:span><text:span text:style-name="T32"><text:s/>et du<text:s/></text:span><text:span text:style-name="T33">HTML.<text:s/></text:span></text:p>
        </text:list-item>
        <text:list-item>
          <text:p text:style-name="P34"><text:span text:style-name="T35">Un input files a été réalisé en plus pour que le clients partenaire ou particulier puisse y mette sa photo de profil. (Également valable pour le profil admin de l’entrepris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évin Lefebvre</meta:initial-creator>
    <dc:creator>kévin Lefebvre</dc:creator>
    <meta:creation-date>2022-09-08T05:49:00Z</meta:creation-date>
    <dc:date>2022-09-09T12:48:00Z</dc:date>
    <meta:template xlink:href="Normal" xlink:type="simple"/>
    <meta:editing-cycles>8</meta:editing-cycles>
    <meta:editing-duration>PT4500S</meta:editing-duration>
    <meta:document-statistic meta:page-count="1" meta:paragraph-count="3" meta:word-count="277" meta:character-count="1800" meta:row-count="12" meta:non-whitespace-character-count="1526"/>
  </office:meta>
</office:document-meta>
</file>